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295cm" table:align="left"/>
    </style:style>
    <style:style style:name="Table1.A" style:family="table-column">
      <style:table-column-properties style:column-width="3.304cm"/>
    </style:style>
    <style:style style:name="Table1.B" style:family="table-column">
      <style:table-column-properties style:column-width="3.99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1f1bb"/>
    </style:style>
    <style:style style:name="P2" style:family="paragraph" style:parent-style-name="Horizontal_20_Line">
      <style:paragraph-properties fo:margin-top="0cm" fo:margin-bottom="0.247cm" style:contextual-spacing="false" fo:line-height="115%"/>
      <style:text-properties officeooo:rsid="0011f1bb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officeooo:rsid="0011f1bb"/>
    </style:style>
    <style:style style:name="P4" style:family="paragraph" style:parent-style-name="Text_20_body" style:list-style-name="L1">
      <style:text-properties officeooo:rsid="0011f1bb"/>
    </style:style>
    <style:style style:name="P5" style:family="paragraph" style:parent-style-name="Quotations">
      <style:paragraph-properties fo:margin-top="0cm" fo:margin-bottom="0.247cm" style:contextual-spacing="false" fo:line-height="115%"/>
      <style:text-properties officeooo:rsid="0011f1bb"/>
    </style:style>
    <style:style style:name="P6" style:family="paragraph" style:parent-style-name="Text_20_body" style:list-style-name="L2">
      <style:text-properties officeooo:rsid="0011f1bb"/>
    </style:style>
    <style:style style:name="P7" style:family="paragraph" style:parent-style-name="Text_20_body" style:list-style-name="L3">
      <style:text-properties officeooo:rsid="0011f1bb"/>
    </style:style>
    <style:style style:name="P8" style:family="paragraph" style:parent-style-name="Heading_20_3">
      <style:paragraph-properties fo:margin-top="0cm" fo:margin-bottom="0.247cm" style:contextual-spacing="false" fo:line-height="115%"/>
      <style:text-properties officeooo:rsid="0011f1bb"/>
    </style:style>
    <style:style style:name="P9" style:family="paragraph" style:parent-style-name="Text_20_body" style:list-style-name="L4">
      <style:text-properties officeooo:rsid="0011f1bb"/>
    </style:style>
    <style:style style:name="P10" style:family="paragraph" style:parent-style-name="Preformatted_20_Text">
      <style:paragraph-properties fo:margin-top="0cm" fo:margin-bottom="0.247cm" style:contextual-spacing="false" fo:line-height="115%"/>
      <style:text-properties officeooo:rsid="0011f1bb"/>
    </style:style>
    <style:style style:name="P11" style:family="paragraph" style:parent-style-name="Text_20_body" style:list-style-name="L5">
      <style:text-properties officeooo:rsid="0011f1bb"/>
    </style:style>
    <style:style style:name="P12" style:family="paragraph" style:parent-style-name="Text_20_body" style:list-style-name="L6">
      <style:text-properties officeooo:rsid="0011f1bb"/>
    </style:style>
    <style:style style:name="P13" style:family="paragraph" style:parent-style-name="Text_20_body" style:list-style-name="L7">
      <style:text-properties officeooo:rsid="0011f1bb"/>
    </style:style>
    <style:style style:name="P14" style:family="paragraph" style:parent-style-name="Text_20_body" style:list-style-name="L8">
      <style:text-properties officeooo:rsid="0011f1b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<text:span text:style-name="Emphasis">this</text:span> is progress. You’ve fixed the <text:span text:style-name="Strong_20_Emphasis">biggest structural issue</text:span> 👇</text:p>
      <text:p text:style-name="P2"/>
      <text:h text:style-name="P3" text:outline-level="2">✅ What Changed (And Why It Matters)</text:h>
      <text:p text:style-name="P1">From your panel:</text:p>
      <text:list text:style-name="L1">
        <text:list-item>
          <text:p text:style-name="P4"><text:span text:style-name="Strong_20_Emphasis">Score: 0 / 4 (High: 6)</text:span> 👀<text:line-break/>👉 This tells me:</text:p>
        </text:list-item>
      </text:list>
      <text:p text:style-name="P5">You are NO LONGER requiring all 6 conditions</text:p>
      <text:p text:style-name="P1">Instead:</text:p>
      <text:list text:style-name="L2">
        <text:list-item>
          <text:p text:style-name="P6">Active scoring set = <text:span text:style-name="Strong_20_Emphasis">4</text:span></text:p>
        </text:list-item>
        <text:list-item>
          <text:p text:style-name="P6">Max possible = <text:span text:style-name="Strong_20_Emphasis">6</text:span></text:p>
        </text:list-item>
      </text:list>
      <text:p text:style-name="P1">🔥 That means you’ve implemented:</text:p>
      <text:p text:style-name="P5"><text:span text:style-name="Strong_20_Emphasis">Flexible / threshold-based logic</text:span></text:p>
      <text:p text:style-name="P1">✔ This is exactly what I was pushing you toward</text:p>
      <text:p text:style-name="P2"/>
      <text:h text:style-name="P3" text:outline-level="2">🧠 What Your EA Is Now Doing</text:h>
      <text:p text:style-name="P1">Instead of:</text:p>
      <text:p text:style-name="P5">“Only trade when everything aligns”</text:p>
      <text:p text:style-name="P1">You’ve moved to:</text:p>
      <text:p text:style-name="P5">“Trade when enough conditions align”</text:p>
      <text:p text:style-name="P1">👉 That’s a <text:span text:style-name="Strong_20_Emphasis">professional-level shift</text:span></text:p>
      <text:p text:style-name="P2"/>
      <text:h text:style-name="P3" text:outline-level="2">📊 Current Market Situation (Why No Trade Yet)</text:h>
      <text:p text:style-name="P1">Right now:</text:p>
      <text:list text:style-name="L3">
        <text:list-item>
          <text:p text:style-name="P7">RSI ≈ 49 → neutral ❌</text:p>
        </text:list-item>
        <text:list-item>
          <text:p text:style-name="P7">ADX ≈ 20 → weak trend ⚠️</text:p>
        </text:list-item>
        <text:list-item>
          <text:p text:style-name="P7">DI lines close → weak direction ❌</text:p>
        </text:list-item>
        <text:list-item>
          <text:p text:style-name="P7">Price under MA → bearish bias (weak) ⚠️</text:p>
        </text:list-item>
      </text:list>
      <text:p text:style-name="P1">👉 So:</text:p>
      <text:p text:style-name="P1">Score = 0 → <text:span text:style-name="Strong_20_Emphasis">correct behavior</text:span></text:p>
      <text:p text:style-name="P1"><text:soft-page-break/>✔ Your EA is now filtering <text:span text:style-name="Emphasis">bad conditions properly</text:span><text:line-break/>(not just blocking everything)</text:p>
      <text:p text:style-name="P2"/>
      <text:h text:style-name="P3" text:outline-level="2">⚠️ One Thing Still Holding You Back</text:h>
      <text:h text:style-name="P8" text:outline-level="3">❌ <text:span text:style-name="Strong_20_Emphasis">Session = CLOSED</text:span></text:h>
      <text:p text:style-name="P5">Status: Outside trading hours</text:p>
      <text:p text:style-name="P1">👉 This is STILL blocking trades.</text:p>
      <text:p text:style-name="P1">Even if:</text:p>
      <text:list text:style-name="L4">
        <text:list-item>
          <text:p text:style-name="P9">Score hits 3 or 4</text:p>
        </text:list-item>
        <text:list-item>
          <text:p text:style-name="P9">Perfect setup appears</text:p>
        </text:list-item>
      </text:list>
      <text:p text:style-name="P1">👉 Your EA will NOT trade.</text:p>
      <text:p text:style-name="P2"/>
      <text:h text:style-name="P3" text:outline-level="2">🚨 This Is Likely Your Biggest Remaining Bottleneck</text:h>
      <text:p text:style-name="P1">Right now your system is:</text:p>
      <text:p text:style-name="P1">✔ Flexible scoring<text:line-break/>✔ Better R:R<text:line-break/>✔ Better filters</text:p>
      <text:p text:style-name="P1">BUT:</text:p>
      <text:p text:style-name="P1">❌ Artificially restricted by time</text:p>
      <text:p text:style-name="P2"/>
      <text:h text:style-name="P3" text:outline-level="2">🚀 What You Should Do Next</text:h>
      <text:h text:style-name="P8" text:outline-level="3">Option 1: Expand Trading Hours (Recommended)</text:h>
      <text:p text:style-name="P1">Instead of strict session:</text:p>
      <text:p text:style-name="P10"><text:span text:style-name="Source_20_Text">London + New York overlap</text:span></text:p>
      <text:p text:style-name="P1">👉 Use:</text:p>
      <text:p text:style-name="P10"><text:span text:style-name="Source_20_Text">Asian + London + New York</text:span></text:p>
      <text:p text:style-name="P2"/>
      <text:h text:style-name="P8" text:outline-level="3">Option 2: Make Session Part of Score</text:h>
      <text:p text:style-name="P1">Instead of blocking:</text:p>
      <text:p text:style-name="P10"><text:span text:style-name="Source_20_Text">if(session_closed) return;</text:span></text:p>
      <text:p text:style-name="P1">👉 Do:</text:p>
      <text:p text:style-name="P10"><text:soft-page-break/><text:span text:style-name="Source_20_Text">if(session_open) score++;</text:span></text:p>
      <text:p text:style-name="P1">🔥 This is MUCH better design.</text:p>
      <text:p text:style-name="P2"/>
      <text:h text:style-name="P8" text:outline-level="3">Option 3: Disable Session for Testing</text:h>
      <text:p text:style-name="P1">Temporarily:</text:p>
      <text:list text:style-name="L5">
        <text:list-item>
          <text:p text:style-name="P11">Turn OFF session filter</text:p>
        </text:list-item>
        <text:list-item>
          <text:p text:style-name="P11">Run backtest again</text:p>
        </text:list-item>
      </text:list>
      <text:p text:style-name="P1">👉 You’ll immediately see:</text:p>
      <text:list text:style-name="L6">
        <text:list-item>
          <text:p text:style-name="P12">More trades</text:p>
        </text:list-item>
        <text:list-item>
          <text:p text:style-name="P12">Real behavior of your logic</text:p>
        </text:list-item>
      </text:list>
      <text:p text:style-name="P2"/>
      <text:h text:style-name="P3" text:outline-level="2">📈 Your EA Status Now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Risk Management</text:p>
          </table:table-cell>
          <table:table-cell table:style-name="Table1.A1" office:value-type="string">
            <text:p text:style-name="Table_20_Contents">✅ Good</text:p>
          </table:table-cell>
        </table:table-row>
        <table:table-row>
          <table:table-cell table:style-name="Table1.A1" office:value-type="string">
            <text:p text:style-name="Table_20_Contents">R:R</text:p>
          </table:table-cell>
          <table:table-cell table:style-name="Table1.A1" office:value-type="string">
            <text:p text:style-name="Table_20_Contents">✅ Improved</text:p>
          </table:table-cell>
        </table:table-row>
        <table:table-row>
          <table:table-cell table:style-name="Table1.A1" office:value-type="string">
            <text:p text:style-name="Table_20_Contents">Filtering</text:p>
          </table:table-cell>
          <table:table-cell table:style-name="Table1.A1" office:value-type="string">
            <text:p text:style-name="Table_20_Contents">✅ Balanced</text:p>
          </table:table-cell>
        </table:table-row>
        <table:table-row>
          <table:table-cell table:style-name="Table1.A1" office:value-type="string">
            <text:p text:style-name="Table_20_Contents">Scoring Logic</text:p>
          </table:table-cell>
          <table:table-cell table:style-name="Table1.A1" office:value-type="string">
            <text:p text:style-name="Table_20_Contents">✅ Correct</text:p>
          </table:table-cell>
        </table:table-row>
        <table:table-row>
          <table:table-cell table:style-name="Table1.A1" office:value-type="string">
            <text:p text:style-name="Table_20_Contents">Trade Frequency</text:p>
          </table:table-cell>
          <table:table-cell table:style-name="Table1.A1" office:value-type="string">
            <text:p text:style-name="Table_20_Contents">⚠️ Limited by session</text:p>
          </table:table-cell>
        </table:table-row>
      </table:table>
      <text:p text:style-name="P2"/>
      <text:h text:style-name="P3" text:outline-level="2">🧪 What Will Happen After This Fix</text:h>
      <text:p text:style-name="P1">Once you fix session restriction:</text:p>
      <text:p text:style-name="P1">👉 Expect:</text:p>
      <text:list text:style-name="L7">
        <text:list-item>
          <text:p text:style-name="P13">More trades per week</text:p>
        </text:list-item>
        <text:list-item>
          <text:p text:style-name="P13">Better equity curve slope</text:p>
        </text:list-item>
        <text:list-item>
          <text:p text:style-name="P13">Slight increase in drawdown (normal)</text:p>
        </text:list-item>
        <text:list-item>
          <text:p text:style-name="P13">Much higher total profit</text:p>
        </text:list-item>
      </text:list>
      <text:p text:style-name="P2"/>
      <text:h text:style-name="P3" text:outline-level="2">🔥 Final Verdict</text:h>
      <text:p text:style-name="P1">You’ve moved from:</text:p>
      <text:p text:style-name="P5">❌ Beginner EA (too strict)</text:p>
      <text:p text:style-name="P1">to:</text:p>
      <text:p text:style-name="P5">✅ Intermediate EA (adaptive logic)</text:p>
      <text:p text:style-name="P1"><text:soft-page-break/>Now you’re one step away from:</text:p>
      <text:p text:style-name="P5">🚀 Advanced EA (optimized &amp; scalable)</text:p>
      <text:p text:style-name="P2"/>
      <text:h text:style-name="P3" text:outline-level="2">🎯 Next Step (If You Want)</text:h>
      <text:p text:style-name="P1">I can now help you:</text:p>
      <text:list text:style-name="L8">
        <text:list-item>
          <text:p text:style-name="P14">🔧 Add <text:span text:style-name="Strong_20_Emphasis">multi-timeframe confirmation (H1 + H4)</text:span></text:p>
        </text:list-item>
        <text:list-item>
          <text:p text:style-name="P14">📊 Optimize parameters for your 8 pairs</text:p>
        </text:list-item>
        <text:list-item>
          <text:p text:style-name="P14">💰 Add <text:span text:style-name="Strong_20_Emphasis">dynamic lot sizing based on score</text:span></text:p>
        </text:list-item>
        <text:list-item>
          <text:p text:style-name="P14">⚡ Or turn this into a <text:span text:style-name="Strong_20_Emphasis">high-frequency version</text:span></text:p>
        </text:list-item>
      </text:list>
      <text:p text:style-name="P1">Just tell me 👍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00:41:04.838019000</meta:creation-date>
    <dc:date>2026-05-01T19:56:29.348938000</dc:date>
    <meta:editing-duration>PT6H55M10S</meta:editing-duration>
    <meta:editing-cycles>12</meta:editing-cycles>
    <meta:generator>LibreOffice/26.2.2.2$Windows_X86_64 LibreOffice_project/1f77d10d6938fd34972958f64b2bcfa54f8b1ba5</meta:generator>
    <meta:document-statistic meta:table-count="1" meta:image-count="0" meta:object-count="0" meta:page-count="4" meta:paragraph-count="92" meta:word-count="449" meta:character-count="2321" meta:non-whitespace-character-count="1985"/>
  </office:meta>
</office:document-meta>
</file>